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atribute</text:p>
          </table:table-cell>
          <table:table-cell office:value-type="string" calcext:value-type="string">
            <text:p>datatype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unique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zip_code_prefix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city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office:value-type="string" calcext:value-type="string">
            <text:p>customer_stat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category_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name_lengh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description_lengh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photos_qty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weight_g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length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height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product_width_cm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purchase_timestamp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approved_at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delivered_carrier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delivered_customer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order_estimated_delivery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sequential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installments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payment</text:p>
          </table:table-cell>
          <table:table-cell office:value-type="string" calcext:value-type="string">
            <text:p>payment_valu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order_item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seller_id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shipping_limit_dat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order_items</text:p>
          </table:table-cell>
          <table:table-cell office:value-type="string" calcext:value-type="string">
            <text:p>freight_value</text:p>
          </table:table-cell>
          <table:table-cell office:value-type="string" calcext:value-type="string">
            <text:p>Dou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07:33:47.782975700</meta:creation-date>
    <dc:date>2026-01-21T19:55:13.081457900</dc:date>
    <meta:editing-duration>PT12H10M22S</meta:editing-duration>
    <meta:editing-cycles>1</meta:editing-cycles>
    <meta:generator>LibreOffice/25.8.4.2$Windows_X86_64 LibreOffice_project/290daaa01b999472f0c7a3890eb6a550fd74c6df</meta:generator>
    <meta:document-statistic meta:table-count="1" meta:cell-count="105" meta:object-count="0"/>
  </office:meta>
</office:document-meta>
</file>